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91612631086516827" text:style-name="L1">
        <text:list-item>
          <text:p text:style-name="P1">A apprendre :</text:p>
          <text:list>
            <text:list-item>
              <text:p text:style-name="P1">java sdz</text:p>
            </text:list-item>
            <text:list-item>
              <text:p text:style-name="P1">TCP/IP</text:p>
            </text:list-item>
            <text:list-item>
              <text:p text:style-name="P1">systèmes :</text:p>
              <text:list>
                <text:list-item>
                  <text:p text:style-name="P1">linux sdz</text:p>
                </text:list-item>
                <text:list-item>
                  <text:p text:style-name="P1">systèmes tanenbaum (pas sur)</text:p>
                </text:list-item>
              </text:list>
            </text:list-item>
          </text:list>
        </text:list-item>
        <text:list-item>
          <text:p text:style-name="P1">a réviser</text:p>
          <text:list>
            <text:list-item>
              <text:p text:style-name="P1">algo</text:p>
              <text:list>
                <text:list-item>
                  <text:p text:style-name="P1">cours</text:p>
                </text:list-item>
                <text:list-item>
                  <text:p text:style-name="P1">méthodologies preuves</text:p>
                </text:list-item>
              </text:list>
            </text:list-item>
            <text:list-item>
              <text:p text:style-name="P1">perso : git</text:p>
            </text:list-item>
          </text:list>
        </text:list-item>
        <text:list-item>
          <text:p text:style-name="P1">mis de côté</text:p>
          <text:list>
            <text:list-item>
              <text:p text:style-name="P1">latex</text:p>
            </text:list-item>
            <text:list-item>
              <text:p text:style-name="P1">unix</text:p>
            </text:list-item>
            <text:list-item>
              <text:p text:style-name="P1">C</text:p>
            </text:list-item>
          </text:list>
        </text:list-item>
        <text:list-item>
          <text:p text:style-name="P1">tous les cours</text:p>
          <text:list>
            <text:list-item>
              <text:p text:style-name="P1">java sdz : 40 chap – 2 = 38</text:p>
            </text:list-item>
            <text:list-item>
              <text:p text:style-name="P1">TCP/IP : 17 – 3 = 14</text:p>
            </text:list-item>
            <text:list-item>
              <text:p text:style-name="P1">algo : ? (mais juste a réviser donc c'est bon) + preuves</text:p>
            </text:list-item>
            <text:list-item>
              <text:p text:style-name="P1">perso : git : 3 parties-chapitres (toutes petites parties) – 3 = 0</text:p>
            </text:list-item>
            <text:list-item>
              <text:p text:style-name="P1">TCCP</text:p>
              <text:list>
                <text:list-item>
                  <text:p text:style-name="P1">3 présences</text:p>
                </text:list-item>
                <text:list-item>
                  <text:p text:style-name="P1">CV motiv (à temps ?)</text:p>
                </text:list-item>
                <text:list-item>
                  <text:p text:style-name="P1">latex : 20 – 2 = 18</text:p>
                </text:list-item>
              </text:list>
            </text:list-item>
            <text:list-item>
              <text:p text:style-name="P1">systèmes</text:p>
              <text:list>
                <text:list-item>
                  <text:p text:style-name="P1">linux sans P1 : 25 – 6 = 19</text:p>
                </text:list-item>
                <text:list-item>
                  <text:p text:style-name="P1">systèmes : 89</text:p>
                </text:list-item>
                <text:list-item>
                  <text:p text:style-name="P1">unix : 21 gros = 60 classiques ?</text:p>
                </text:list-item>
                <text:list-item>
                  <text:p text:style-name="P1">C : 31</text:p>
                </text:list-item>
              </text:list>
            </text:list-item>
            <text:list-item>
              <text:p text:style-name="P1">totaux</text:p>
              <text:list>
                <text:list-item>
                  <text:p text:style-name="P1">tout : 285 – 16 = 269</text:p>
                </text:list-item>
                <text:list-item>
                  <text:p text:style-name="P1">minimum (sans latex, systèmes, C et unix) : 85-14=71</text:p>
                </text:list-item>
                <text:list-item>
                  <text:p text:style-name="P1">min+systèmes : 174-15=160</text:p>
                </text:list-item>
                <text:list-item>
                  <text:p text:style-name="P1">min+latex : 105-16=89</text:p>
                </text:list-item>
                <text:list-item>
                  <text:p text:style-name="P1">min+C : 126-14=112</text:p>
                </text:list-item>
                <text:list-item>
                  <text:p text:style-name="P1">min+systèmes+latex : 194-17=177</text:p>
                </text:list-item>
                <text:list-item>
                  <text:p text:style-name="P1">min+systèmes+C : 205-15=190</text:p>
                </text:list-item>
                <text:list-item>
                  <text:p text:style-name="P1">min+systèmes+C+latex : 225-17=208</text:p>
                </text:list-item>
                <text:list-item>
                  <text:p text:style-name="P1">tout sauf unix : 209-16 = 193</text:p>
                </text:list-item>
              </text:list>
            </text:list-item>
          </text:list>
        </text:list-item>
        <text:list-item>
          <text:p text:style-name="P1">jours restant</text:p>
          <text:list>
            <text:list-item>
              <text:p text:style-name="P1">le 15 octobre : 74 jours restant pour apprendre + 9 pour réviser</text:p>
            </text:list-item>
          </text:list>
        </text:list-item>
        <text:list-item>
          <text:p text:style-name="P1">fréquence par jour</text:p>
          <text:list>
            <text:list-item>
              <text:p text:style-name="P1">minimum : un chapitre (0,95) par jour !!!</text:p>
            </text:list-item>
            <text:list-item>
              <text:p text:style-name="P1">tout : 3,63 chap / jour</text:p>
            </text:list-item>
            <text:list-item>
              <text:p text:style-name="P1">min+systèmes : 2,16 chap / jour</text:p>
            </text:list-item>
            <text:list-item>
              <text:p text:style-name="P1">min+latex : 1,2 chap / jour</text:p>
            </text:list-item>
            <text:list-item>
              <text:p text:style-name="P1">min+C : 1,5 / jour</text:p>
            </text:list-item>
            <text:list-item>
              <text:p text:style-name="P1">min+systèmes+latex : 2,39 / jour</text:p>
            </text:list-item>
            <text:list-item>
              <text:p text:style-name="P1">min+systèmes+C : 2,56 / jour</text:p>
            </text:list-item>
            <text:list-item>
              <text:p text:style-name="P1"><text:soft-page-break/>min+systèmes+C+latex : 2,81 / jour</text:p>
            </text:list-item>
            <text:list-item>
              <text:p text:style-name="P1">tout sauf unix : 2,6 / jour</text:p>
            </text:list-item>
          </text:list>
        </text:list-item>
        <text:list-item>
          <text:p text:style-name="P1">décision</text:p>
          <text:list>
            <text:list-item>
              <text:p text:style-name="P1">faire 1 à 2 chapitres par jour en approfondissant a fond (3-4h par chap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5T15:40:25</meta:creation-date>
    <meta:generator>OpenOffice/4.0.0$Unix OpenOffice.org_project/400m3$Build-9702</meta:generator>
    <dc:date>2014-10-15T23:37:09</dc:date>
    <dc:creator>yjfjyf jjku</dc:creator>
    <meta:editing-duration>PT1H6M50S</meta:editing-duration>
    <meta:editing-cycles>43</meta:editing-cycles>
    <meta:document-statistic meta:table-count="0" meta:image-count="0" meta:object-count="0" meta:page-count="2" meta:paragraph-count="53" meta:word-count="293" meta:character-count="1220"/>
  </office:meta>
</office:document-meta>
</file>